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997*"/>
    </style:style>
    <style:style style:name="Table1.D" style:family="table-column">
      <style:table-column-properties style:column-width="0.5507in" style:rel-column-width="793*"/>
    </style:style>
    <style:style style:name="Table1.E" style:family="table-column">
      <style:table-column-properties style:column-width="0.8083in" style:rel-column-width="1164*"/>
    </style:style>
    <style:style style:name="Table1.F" style:family="table-column">
      <style:table-column-properties style:column-width="0.8194in" style:rel-column-width="1180*"/>
    </style:style>
    <style:style style:name="Table1.G" style:family="table-column">
      <style:table-column-properties style:column-width="0.5917in" style:rel-column-width="852*"/>
    </style:style>
    <style:style style:name="Table1.J" style:family="table-column">
      <style:table-column-properties style:column-width="0.6931in" style:rel-column-width="9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591" officeooo:paragraph-rsid="00001591"/>
    </style:style>
    <style:style style:name="P2" style:family="paragraph" style:parent-style-name="Standard">
      <style:text-properties officeooo:rsid="0005ba64" officeooo:paragraph-rsid="0005ba64"/>
    </style:style>
    <style:style style:name="P3" style:family="paragraph" style:parent-style-name="Standard">
      <style:text-properties fo:font-size="10.5pt" officeooo:rsid="0005ba64" officeooo:paragraph-rsid="0005ba64" style:font-size-asian="10.5pt" style:font-size-complex="10.5pt"/>
    </style:style>
    <style:style style:name="P4" style:family="paragraph" style:parent-style-name="Standard">
      <style:text-properties fo:font-size="10.5pt" officeooo:rsid="0005ba64" officeooo:paragraph-rsid="000675cf" style:font-size-asian="10.5pt" style:font-size-complex="10.5pt"/>
    </style:style>
    <style:style style:name="P5" style:family="paragraph" style:parent-style-name="Standard">
      <style:text-properties fo:font-size="12pt" officeooo:rsid="0005ba64" officeooo:paragraph-rsid="000675cf" style:font-size-asian="12pt" style:font-size-complex="12pt"/>
    </style:style>
    <style:style style:name="P6" style:family="paragraph" style:parent-style-name="Table_20_Contents">
      <style:text-properties officeooo:rsid="00001591" officeooo:paragraph-rsid="00001591"/>
    </style:style>
    <style:style style:name="P7" style:family="paragraph" style:parent-style-name="Table_20_Contents">
      <style:text-properties officeooo:rsid="0001903d" officeooo:paragraph-rsid="0001903d"/>
    </style:style>
    <style:style style:name="P8" style:family="paragraph" style:parent-style-name="Table_20_Contents">
      <style:text-properties officeooo:rsid="0003b2f3" officeooo:paragraph-rsid="0003b2f3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675cf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ER_N = <text:span text:style-name="T2">amount of iterations</text:span></text:p>
      <text:p text:style-name="P1"/>
      <text:p text:style-name="P1">|STAGE 1| = <text:span text:style-name="T2">amount of iterations when betta is around 1</text:span></text:p>
      <text:p text:style-name="P1"/>
      <text:p text:style-name="P1">|STAGE 2| = <text:span text:style-name="T2">amount of iterations when betta is linearly declining from 0.7 to 0.2</text:span></text:p>
      <text:p text:style-name="P1"/>
      <text:p text:style-name="P1">|STAGE 3| = <text:span text:style-name="T2">amount of iterations when betta is around 0</text:span></text:p>
      <text:p text:style-name="P1"/>
      <text:p text:style-name="P1">RE_GEN = <text:span text:style-name="T2">every how many iterations do we repick our generator</text:span></text:p>
      <text:p text:style-name="P1"/>
      <text:p text:style-name="P1">RE_BEST = <text:span text:style-name="T2">every how many iterations do we go back to our best result so far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A" table:number-columns-repeated="2"/>
        <table:table-column table:style-name="Table1.J"/>
        <table:table-row>
          <table:table-cell table:style-name="Table1.A1" office:value-type="string">
            <text:p text:style-name="P6">ITER_N</text:p>
          </table:table-cell>
          <table:table-cell table:style-name="Table1.A1" office:value-type="string">
            <text:p text:style-name="P6">|S_1|</text:p>
          </table:table-cell>
          <table:table-cell table:style-name="Table1.A1" office:value-type="string">
            <text:p text:style-name="P6">|S_2|</text:p>
          </table:table-cell>
          <table:table-cell table:style-name="Table1.A1" office:value-type="string">
            <text:p text:style-name="P6">|S_3|</text:p>
          </table:table-cell>
          <table:table-cell table:style-name="Table1.A1" office:value-type="string">
            <text:p text:style-name="P6">RE_GEN</text:p>
          </table:table-cell>
          <table:table-cell table:style-name="Table1.A1" office:value-type="string">
            <text:p text:style-name="P6">RE_BEST</text:p>
          </table:table-cell>
          <table:table-cell table:style-name="Table1.A1" office:value-type="string">
            <text:p text:style-name="P7">&lt;4</text:p>
          </table:table-cell>
          <table:table-cell table:style-name="Table1.A1" office:value-type="string">
            <text:p text:style-name="P7">4-4.5</text:p>
          </table:table-cell>
          <table:table-cell table:style-name="Table1.A1" office:value-type="string">
            <text:p text:style-name="P7">&gt;4.5</text:p>
          </table:table-cell>
          <table:table-cell table:style-name="Table1.J1" office:value-type="string">
            <text:p text:style-name="P6">AVG</text:p>
          </table:table-cell>
        </table:table-row>
        <table:table-row>
          <table:table-cell table:style-name="Table1.A2" office:value-type="string">
            <text:p text:style-name="P7">60000</text:p>
          </table:table-cell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7">40000</text:p>
          </table:table-cell>
          <table:table-cell table:style-name="Table1.A2" office:value-type="string">
            <text:p text:style-name="P7">19000</text:p>
          </table:table-cell>
          <table:table-cell table:style-name="Table1.A2" office:value-type="string">
            <text:p text:style-name="P7">500</text:p>
          </table:table-cell>
          <table:table-cell table:style-name="Table1.A2" office:value-type="string">
            <text:p text:style-name="P7">5000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5</text:p>
          </table:table-cell>
          <table:table-cell table:style-name="Table1.J2" office:value-type="string">
            <text:p text:style-name="P7">42995</text:p>
          </table:table-cell>
        </table:table-row>
        <table:table-row>
          <table:table-cell table:style-name="Table1.A2" office:value-type="string">
            <text:p text:style-name="P8">60000</text:p>
          </table:table-cell>
          <table:table-cell table:style-name="Table1.A2" office:value-type="string">
            <text:p text:style-name="P8">1000</text:p>
          </table:table-cell>
          <table:table-cell table:style-name="Table1.A2" office:value-type="string">
            <text:p text:style-name="P8">24000</text:p>
          </table:table-cell>
          <table:table-cell table:style-name="Table1.A2" office:value-type="string">
            <text:p text:style-name="P8">3600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10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1</text:p>
          </table:table-cell>
          <table:table-cell table:style-name="Table1.J2" office:value-type="string">
            <text:p text:style-name="P8">40629</text:p>
          </table:table-cell>
        </table:table-row>
        <table:table-row>
          <table:table-cell table:style-name="Table1.A2" office:value-type="string">
            <text:p text:style-name="P8">60000</text:p>
          </table:table-cell>
          <table:table-cell table:style-name="Table1.A2" office:value-type="string">
            <text:p text:style-name="P8">1000</text:p>
          </table:table-cell>
          <table:table-cell table:style-name="Table1.A2" office:value-type="string">
            <text:p text:style-name="P8">24000</text:p>
          </table:table-cell>
          <table:table-cell table:style-name="Table1.A2" office:value-type="string">
            <text:p text:style-name="P8">3600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5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1</text:p>
          </table:table-cell>
          <table:table-cell table:style-name="Table1.J2" office:value-type="string">
            <text:p text:style-name="P8">4245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"/>
      <text:p text:style-name="P1"/>
      <text:p text:style-name="P2">ITER_N = 40,000<text:line-break/></text:p>
      <text:p text:style-name="P2"/>
      <text:p text:style-name="P2">Answers: [penalty_avg, [&lt;4, 4-4.5, &gt;4.5][uphill, stayed_e, mistake, stayed, uphill_e] </text:p>
      <text:p text:style-name="P3">s2p: [0.66, 0.8], rg: 300, rb: 500: [57845.756024305825, [0, 2, 8], [3700.5, 6238.4, 7090.0, 22971.1, 0.0]]</text:p>
      <text:p text:style-name="P3">s2p: [0.66, 0.8], rg: 300, rb: 1000: [43582.33727502221, [2, 6, 2], [3003.7, 6455.6, 7814.9, 22725.8, 0.0]]</text:p>
      <text:p text:style-name="P3">s2p: [0.66, 0.8], rg: 300, rb: <text:span text:style-name="T1">5000</text:span>: [41498.95763332852, [2, 7, 1], [2446.5, 6652.3, 6852.3, 24048.9, 0.0]]</text:p>
      <text:p text:style-name="P3">s2p: [0.66, 0.8], rg: 500, rb: 500: [83991.7941433599, [0, 2, 8], [3234.5, 6326.7, 7009.0, 23429.8, 0.0]]</text:p>
      <text:p text:style-name="P3">s2p: [0.66, 0.8], rg: 500, rb: 1000: [57581.92235116911, [0, 5, 5], [2712.5, 6459.3, 7187.8, 23640.4, 0.0]]</text:p>
      <text:p text:style-name="P3">s2p: [0.66, 0.8], rg: 500, rb: <text:span text:style-name="T1">5000</text:span>: [41028.70233899955, [4, 4, 2], [2304.4, 6661.1, 7494.2, 23540.3, 0.0]]</text:p>
      <text:p text:style-name="P3">s2p: [0.66, 0.8], rg: 1000, rb: 500: [73105.10890866755, [0, 1, 9], [3185.6, 6326.3, 7596.0, 22892.1, 0.0]]</text:p>
      <text:p text:style-name="P3">s2p: [0.66, 0.8], rg: 1000, rb: 1000: [66195.8179273179, [0, 3, 7], [2589.8, 6531.2, 7117.7, 23761.3, 0.0]]</text:p>
      <text:p text:style-name="P3">s2p: [0.66, 0.8], rg: 1000, rb: <text:span text:style-name="T1">5000</text:span>: [41085.47397029111, [4, 5, 1], [2255.3, 6660.6, 7071.0, 24013.1, 0.0]]</text:p>
      <text:p text:style-name="P3"/>
      <text:p text:style-name="P3">bigger stage2 --&gt; better to have bigger rb</text:p>
      <text:p text:style-name="P3"/>
      <text:p text:style-name="P5">ITER_N = <text:span text:style-name="T2">3</text:span>0,000</text:p>
      <text:p text:style-name="P4"/>
      <text:p text:style-name="P4">s2p: 0.66, rg: 300, rb: 500: [46224.31841381519, [1, 4, 5], [1680.9, 5196.5, 3001.5, 10121.1, 0.0]]</text:p>
      <text:p text:style-name="P4">s2p: 0.66, rg: 300, rb: 1000: [58667.175013462154, [1, 5, 4], [1173.4, 5356.4, 3413.4, 10056.8, 0.0]]</text:p>
      <text:p text:style-name="P4">s2p: 0.66, rg: 500, rb: 500: [63236.191434968685, [2, 0, 8], [1468.8, 5188.9, 2691.4, 10650.9, 0.0]]</text:p>
      <text:p text:style-name="P4">s2p: 0.66, rg: 500, rb: 1000: [58732.809160892, [0, 4, 6], [1212.9, 5344.1, 2991.0, 10452.0, 0.0]]</text:p>
      <text:p text:style-name="P4"/>
      <text:p text:style-name="P4"/>
      <text:p text:style-name="P4"/>
      <text:p text:style-name="P4"/>
      <text:p text:style-name="P5"><text:soft-page-break/>ITER_N = <text:span text:style-name="T2">6</text:span>0,000</text:p>
      <text:p text:style-name="P5"/>
      <text:p text:style-name="P5">s2p: 0.66, rg: 300, rb: 1000: [52229.85485620667, [2, 5, 3], [3798.9, 18697.2, 8733.0, 28770.9, 334.7]]</text:p>
      <text:p text:style-name="P5">s2p: 0.66, rg: 300, rb: 5000: [39448.896861827016, [6, 4, 0], [3042.0, 19044.6, 7511.2, 30402.2, 24.9]]</text:p>
      <text:p text:style-name="P5">s2p: 0.66, rg: 500, rb: 1000: [42834.07053527065, [2, 3, 5], [3592.0, 18709.8, 8880.7, 28817.5, 332.9]]</text:p>
      <text:p text:style-name="P5">s2p: 0.66, rg: 500, rb: 5000: [40483.096497881976, [3, 7, 0], [2685.5, 19032.3, 7768.1, 30514.1, 38.1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20:58:09.634496124</meta:creation-date>
    <dc:date>2021-08-19T23:24:09.591124658</dc:date>
    <meta:editing-duration>PT24M57S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2" meta:paragraph-count="68" meta:word-count="400" meta:character-count="2451" meta:non-whitespace-character-count="2118"/>
  </office:meta>
</office:document-meta>
</file>